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F6000000A404C65032B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05cm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text-outline="false" fo:font-family="'Comic Sans MS'" style:font-family-generic="script" style:font-pitch="variable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outline="false" fo:font-family="'Comic Sans MS'" style:font-family-generic="script" style:font-pitch="variable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5.8cm" svg:height="17.6cm" svg:x="-2.8cm" svg:y="14.8cm">
          <draw:image xlink:href="Pictures/1000000000000F6000000A404C65032B.jpg" xlink:type="simple" xlink:show="embed" xlink:actuate="onLoad">
            <text:p/>
          </draw:image>
        </draw:frame>
        <draw:frame draw:style-name="gr2" draw:text-style-name="P2" draw:layer="layout" svg:width="10.1cm" svg:height="3.3cm" svg:x="1.3cm" svg:y="16.4cm">
          <draw:text-box>
            <text:p text:style-name="P2"><text:span text:style-name="T1">Morgen, Kinder, wird’s was geben...</text:span></text:p>
          </draw:text-box>
        </draw:frame>
        <draw:line draw:style-name="gr3" draw:text-style-name="P1" draw:layer="layout" svg:x1="0.7cm" svg:y1="14.85cm" svg:x2="20.3cm" svg:y2="14.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7cm" fo:margin-right="0.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inz Behling</meta:initial-creator>
    <meta:creation-date>2023-11-02T11:39:18.19</meta:creation-date>
    <meta:printed-by>Heinz Behling</meta:printed-by>
    <meta:print-date>2023-11-02T12:22:24.62</meta:print-date>
    <dc:date>2023-11-02T12:26:05.62</dc:date>
    <dc:creator>Heinz Behling</dc:creator>
    <meta:editing-duration>PT31M36S</meta:editing-duration>
    <meta:editing-cycles>1</meta:editing-cycles>
    <meta:document-statistic meta:object-count="3"/>
    <meta:generator>OpenOffice/4.1.13$Win32 OpenOffice.org_project/4113m1$Build-9810</meta:generator>
  </office:meta>
</office:document-meta>
</file>